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bboRespons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boResponse.is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boResponse.setData( JSON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ubboResponse.setError( String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boResponse.setSuccess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boRespons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boResponse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boResponse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